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officeooo:rsid="0003f0aa" officeooo:paragraph-rsid="0003f0aa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03f0aa" style:font-size-asian="14pt" style:font-size-complex="14pt"/>
    </style:style>
    <style:style style:name="P4" style:family="paragraph" style:parent-style-name="Standard">
      <style:text-properties officeooo:paragraph-rsid="0006075f"/>
    </style:style>
    <style:style style:name="P5" style:family="paragraph" style:parent-style-name="Standard">
      <style:text-properties style:text-position="0% 100%" style:font-name="Times New Roman" fo:font-size="14pt" officeooo:rsid="0003f0aa" officeooo:paragraph-rsid="0003f0aa" style:font-size-asian="14pt" style:font-size-complex="14pt"/>
    </style:style>
    <style:style style:name="P6" style:family="paragraph" style:parent-style-name="Standard">
      <style:text-properties style:font-name="Times New Roman" fo:font-size="14pt" officeooo:rsid="0003f0aa" officeooo:paragraph-rsid="0003f0aa" style:font-size-asian="14pt" style:font-size-complex="14pt"/>
    </style:style>
    <style:style style:name="P7" style:family="paragraph" style:parent-style-name="Standard">
      <style:text-properties style:font-name="Times New Roman" fo:font-size="14pt" fo:font-weight="bold" officeooo:rsid="0009c3d4" officeooo:paragraph-rsid="0009c3d4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paragraph-rsid="000420ce"/>
    </style:style>
    <style:style style:name="P9" style:family="paragraph" style:parent-style-name="Standard">
      <style:text-properties officeooo:paragraph-rsid="0009c3d4"/>
    </style:style>
    <style:style style:name="T1" style:family="text">
      <style:text-properties officeooo:rsid="0003f0aa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420ce"/>
    </style:style>
    <style:style style:name="T4" style:family="text">
      <style:text-properties style:text-position="sub 58%" style:font-name="Times New Roman" fo:font-size="14pt" officeooo:rsid="000420ce" style:font-size-asian="14pt" style:font-size-complex="14pt"/>
    </style:style>
    <style:style style:name="T5" style:family="text">
      <style:text-properties style:text-position="sub 58%" style:font-name="Times New Roman" fo:font-size="14pt" fo:font-weight="bold" officeooo:rsid="000420ce" style:font-size-asian="14pt" style:font-weight-asian="bold" style:font-size-complex="14pt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Times New Roman" fo:font-size="14pt" officeooo:rsid="0003f0aa" style:font-size-asian="14pt" style:font-size-complex="14pt"/>
    </style:style>
    <style:style style:name="T9" style:family="text">
      <style:text-properties style:text-position="0% 100%" style:font-name="Times New Roman" fo:font-size="14pt" officeooo:rsid="000420ce" style:font-size-asian="14pt" style:font-size-complex="14pt"/>
    </style:style>
    <style:style style:name="T10" style:family="text">
      <style:text-properties style:text-position="0% 100%" style:font-name="Times New Roman" fo:font-size="14pt" fo:font-weight="bold" officeooo:rsid="0006075f" style:font-size-asian="14pt" style:font-weight-asian="bold" style:font-size-complex="14pt" style:font-weight-complex="bold"/>
    </style:style>
    <style:style style:name="T11" style:family="text">
      <style:text-properties style:text-position="0% 100%" style:font-name="Times New Roman" fo:font-size="14pt" fo:font-weight="bold" officeooo:rsid="0009c3d4" style:font-size-asian="14pt" style:font-weight-asian="bold" style:font-size-complex="14pt" style:font-weight-complex="bold"/>
    </style:style>
    <style:style style:name="T12" style:family="text">
      <style:text-properties style:text-position="0% 100%" style:font-name="Times New Roman" fo:font-size="14pt" fo:font-weight="bold" officeooo:rsid="000420ce" style:font-size-asian="14pt" style:font-weight-asian="bold" style:font-size-complex="14pt" style:font-weight-complex="bold"/>
    </style:style>
    <style:style style:name="T13" style:family="text">
      <style:text-properties style:text-position="0% 100%" style:font-name="Times New Roman" fo:font-size="14pt" fo:font-weight="bold" officeooo:rsid="000b4758" style:font-size-asian="14pt" style:font-weight-asian="bold" style:font-size-complex="14pt" style:font-weight-complex="bold"/>
    </style:style>
    <style:style style:name="T14" style:family="text">
      <style:text-properties style:text-position="0% 100%" style:font-name="Times New Roman" fo:font-size="14pt" fo:font-weight="bold" officeooo:rsid="000b9596" style:font-size-asian="14pt" style:font-weight-asian="bold" style:font-size-complex="14pt" style:font-weight-complex="bold"/>
    </style:style>
    <style:style style:name="T15" style:family="text">
      <style:text-properties style:text-position="0% 100%" officeooo:rsid="000b9596"/>
    </style:style>
    <style:style style:name="T16" style:family="text">
      <style:text-properties fo:font-weight="bold" officeooo:rsid="0006075f" style:font-weight-asian="bold" style:font-weight-complex="bold"/>
    </style:style>
    <style:style style:name="T17" style:family="text">
      <style:text-properties fo:font-weight="bold" officeooo:rsid="0003f0aa" style:font-weight-asian="bold" style:font-weight-complex="bold"/>
    </style:style>
    <style:style style:name="T18" style:family="text">
      <style:text-properties officeooo:rsid="0009c3d4"/>
    </style:style>
    <style:style style:name="T19" style:family="text">
      <style:text-properties officeooo:rsid="000b475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ject1" text:anchor-type="as-char" svg:y="-0.877cm" svg:width="4.113cm" svg:height="1.63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3"/>
      <text:p text:style-name="P3"><text:span text:style-name="T16">Answer </text:span><text:span text:style-name="T17">1. </text:span><text:span text:style-name="T1">a=8, b=2, c=1, r=2</text:span></text:p>
      <text:p text:style-name="P2"/>
      <text:p text:style-name="P2">log<text:span text:style-name="T2">b</text:span>a = log<text:span text:style-name="T2">2</text:span>8 = 3</text:p>
      <text:p text:style-name="P2"/>
      <text:p text:style-name="P2">r &lt; log<text:span text:style-name="T2">b</text:span>a</text:p>
      <text:p text:style-name="P2"/>
      <text:p text:style-name="P2">x = log<text:span text:style-name="T2">b</text:span>a (just for easy formatting)</text:p>
      <text:p text:style-name="P2"/>
      <text:p text:style-name="P2">T<text:span text:style-name="T3">1</text:span>(n) = O(n<text:span text:style-name="T6">x</text:span><text:span text:style-name="T7">) = O(n</text:span><text:span text:style-name="T6">3</text:span><text:span text:style-name="T7">)</text:span></text:p>
      <text:p text:style-name="P2"><text:span text:style-name="T7"/></text:p>
      <text:p text:style-name="P7"><text:span text:style-name="T7">So, the main cost is the bottom </text:span><text:span text:style-name="T15">layers</text:span><text:span text:style-name="T7"> region.</text:span></text:p>
      <text:p text:style-name="P5"/>
      <text:p text:style-name="P4"><text:span text:style-name="T10">Answer 2.</text:span><text:span text:style-name="T8"> a=8, b=2, c=1, r=5</text:span></text:p>
      <text:p text:style-name="P2"/>
      <text:p text:style-name="P2"><text:span text:style-name="T7">log</text:span><text:span text:style-name="T2">b</text:span><text:span text:style-name="T7">a = log</text:span><text:span text:style-name="T2">2</text:span><text:span text:style-name="T7">8 = 3</text:span></text:p>
      <text:p text:style-name="P5"/>
      <text:p text:style-name="P2"><text:span text:style-name="T7">r &gt; log</text:span><text:span text:style-name="T2">b</text:span><text:span text:style-name="T7">a</text:span></text:p>
      <text:p text:style-name="P5"/>
      <text:p text:style-name="P2"><text:span text:style-name="T7">T</text:span><text:span text:style-name="T3">2</text:span><text:span text:style-name="T7">(n) = O(n</text:span><text:span text:style-name="T6">r</text:span><text:span text:style-name="T7">) = O(n</text:span><text:span text:style-name="T6">5</text:span><text:span text:style-name="T7">)</text:span></text:p>
      <text:p text:style-name="P2"><text:span text:style-name="T7"/></text:p>
      <text:p text:style-name="P9"><text:span text:style-name="T11">So, the main cost is the </text:span><text:span text:style-name="T13">top </text:span><text:span text:style-name="T14">layers</text:span><text:span text:style-name="T11"> region.</text:span></text:p>
      <text:p text:style-name="P5"/>
      <text:p text:style-name="P8"><text:span text:style-name="T11">Als</text:span><text:span text:style-name="T12">o, T</text:span><text:span text:style-name="T5">1</text:span><text:span text:style-name="T12">(n) &lt; T</text:span><text:span text:style-name="T5">2</text:span><text:span text:style-name="T12">(n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1-21T20:44:56.285000000</dc:date>
    <meta:editing-duration>PT6M32S</meta:editing-duration>
    <meta:editing-cycles>9</meta:editing-cycles>
    <meta:document-statistic meta:table-count="0" meta:image-count="0" meta:object-count="1" meta:page-count="1" meta:paragraph-count="13" meta:word-count="67" meta:character-count="294" meta:non-whitespace-character-count="239"/>
  </office:meta>
</office:document-meta>
</file>

<file path=Object 1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n>1</mn>
                  <mtext>.</mtext>
                  <mi>T</mi>
                  <mo stretchy="false">(</mo>
                  <mi>n</mi>
                  <mrow>
                    <mo stretchy="false">)</mo>
                    <mo stretchy="false">=</mo>
                    <mn>8</mn>
                  </mrow>
                  <mi>T</mi>
                  <mo stretchy="false">(</mo>
                  <mrow>
                    <mi>n</mi>
                    <mo stretchy="false">/</mo>
                    <mn>2</mn>
                  </mrow>
                  <mrow>
                    <mo stretchy="false">)</mo>
                    <mo stretchy="false">+</mo>
                    <msup>
                      <mi>n</mi>
                      <mstyle mathsize="8pt">
                        <mn>2</mn>
                      </mstyle>
                    </msup>
                  </mrow>
                </mrow>
              </mstyle>
              <mrow/>
            </mrow>
          </mtd>
        </mtr>
        <mtr>
          <mtd>
            <mrow/>
          </mtd>
        </mtr>
        <mtr>
          <mtd>
            <mrow>
              <mn>2</mn>
              <mtext>.</mtext>
              <mi>T</mi>
              <mo stretchy="false">(</mo>
              <mi>n</mi>
              <mrow>
                <mo stretchy="false">)</mo>
                <mo stretchy="false">=</mo>
                <mn>8</mn>
              </mrow>
              <mi>T</mi>
              <mo stretchy="false">(</mo>
              <mrow>
                <mi>n</mi>
                <mo stretchy="false">/</mo>
                <mn>2</mn>
              </mrow>
              <mrow>
                <mo stretchy="false">)</mo>
                <mo stretchy="false">+</mo>
                <msup>
                  <mi>n</mi>
                  <mstyle mathsize="8pt">
                    <mn>5</mn>
                  </mstyle>
                </msup>
              </mrow>
              <mrow/>
            </mrow>
          </mtd>
        </mtr>
      </mtable>
      <mrow/>
    </mrow>
    <annotation encoding="StarMath 5.0">alignl { stack {
 size 12{1 "." T \( n \) =8T \( n/2 \) +n rSup { size 8{2} } }  {} # 
 {} # 
2 "." T \( n \) =8T \( n/2 \) +n rSup { size 8{5} }  {} 
} } {}</annotation>
  </semantics>
</math>
</file>